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First Name: {{ first_name }}</text:p>
      <text:p text:style-name="P2">Last Name: {{ last_name }}</text:p>
      <text:p text:style-name="Normal"><text:span text:style-name="T3">Age:<text:s/></text:span><text:span text:style-name="T4">{{<text:s/></text:span><text:span text:style-name="T5">age</text:span><text:span text:style-name="T6"><text:s/>}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ễn Quang Huy</meta:initial-creator>
    <dc:creator>Nguyễn Quang Huy</dc:creator>
    <meta:creation-date>2020-06-25T16:56:00Z</meta:creation-date>
    <dc:date>2020-06-25T16:56:00Z</dc:date>
    <meta:template xlink:href="Normal.dotm" xlink:type="simple"/>
    <meta:editing-cycles>2</meta:editing-cycles>
    <meta:editing-duration>PT0S</meta:editing-duration>
    <meta:document-statistic meta:page-count="1" meta:paragraph-count="1" meta:word-count="10" meta:character-count="70" meta:row-count="1" meta:non-whitespace-character-count="61"/>
  </office:meta>
</office:document-meta>
</file>